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 style:list-style-name="L2">
      <style:graphic-properties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2">
      <style:graphic-properties draw:stroke="none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text:enable-numbering="false"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10.261cm" svg:y="1.628cm">
          <text:p/>
        </draw:circle>
        <draw:frame draw:style-name="gr2" draw:text-style-name="P2" draw:layer="layout" svg:width="2.248cm" svg:height="0.962cm" svg:x="10.496cm" svg:y="2.363cm">
          <draw:text-box>
            <text:p text:style-name="P2">“root”</text:p>
          </draw:text-box>
        </draw:frame>
        <draw:circle draw:style-name="gr1" draw:text-style-name="P1" draw:layer="layout" svg:width="2.54cm" svg:height="2.54cm" svg:x="7.721cm" svg:y="6.073cm">
          <text:p/>
        </draw:circle>
        <draw:frame draw:style-name="gr2" draw:text-style-name="P2" draw:layer="layout" svg:width="1.007cm" svg:height="0.962cm" svg:x="8.456cm" svg:y="6.808cm">
          <draw:text-box>
            <text:p text:style-name="P2">A</text:p>
          </draw:text-box>
        </draw:frame>
        <draw:circle draw:style-name="gr1" draw:text-style-name="P1" draw:layer="layout" svg:width="2.54cm" svg:height="2.54cm" svg:x="5.081cm" svg:y="10.518cm">
          <text:p/>
        </draw:circle>
        <draw:frame draw:style-name="gr3" draw:text-style-name="P2" draw:layer="layout" svg:width="0.925cm" svg:height="0.962cm" svg:x="5.823cm" svg:y="11.253cm">
          <draw:text-box>
            <text:p text:style-name="P2">B</text:p>
          </draw:text-box>
        </draw:frame>
        <draw:line draw:style-name="gr4" draw:text-style-name="P1" draw:layer="layout" svg:x1="10.896cm" svg:y1="4.168cm" svg:x2="9.626cm" svg:y2="6.073cm">
          <text:p/>
        </draw:line>
        <draw:line draw:style-name="gr4" draw:text-style-name="P1" draw:layer="layout" svg:x1="8.256cm" svg:y1="8.613cm" svg:x2="6.986cm" svg:y2="10.518cm">
          <text:p/>
        </draw:line>
        <draw:circle draw:style-name="gr5" draw:text-style-name="P3" draw:layer="layout" svg:width="2.54cm" svg:height="2.54cm" svg:x="10.326cm" svg:y="10.518cm">
          <text:p/>
        </draw:circle>
        <draw:frame draw:style-name="gr6" draw:text-style-name="P5" draw:layer="layout" svg:width="1.041cm" svg:height="0.962cm" svg:x="11.061cm" svg:y="11.253cm">
          <draw:text-box>
            <text:p text:style-name="P4"><text:span text:style-name="T1">C</text:span></text:p>
          </draw:text-box>
        </draw:frame>
        <draw:line draw:style-name="gr4" draw:text-style-name="P1" draw:layer="layout" svg:x1="9.626cm" svg:y1="8.613cm" svg:x2="10.896cm" svg:y2="10.518cm">
          <text:p/>
        </draw:line>
        <draw:circle draw:style-name="gr1" draw:text-style-name="P1" draw:layer="layout" svg:width="2.54cm" svg:height="2.54cm" svg:x="13.071cm" svg:y="6.073cm">
          <text:p/>
        </draw:circle>
        <draw:frame draw:style-name="gr3" draw:text-style-name="P2" draw:layer="layout" svg:width="0.959cm" svg:height="0.962cm" svg:x="13.896cm" svg:y="6.808cm">
          <draw:text-box>
            <text:p text:style-name="P2">D</text:p>
          </draw:text-box>
        </draw:frame>
        <draw:line draw:style-name="gr4" draw:text-style-name="P1" draw:layer="layout" svg:x1="12.301cm" svg:y1="4.168cm" svg:x2="13.571cm" svg:y2="6.073cm">
          <text:p/>
        </draw:line>
        <draw:frame draw:style-name="gr2" draw:text-style-name="P2" draw:layer="layout" svg:width="3.242cm" svg:height="0.962cm" svg:x="4.715cm" svg:y="6.807cm">
          <draw:text-box>
            <text:p text:style-name="P2">(10, 0, 2)</text:p>
          </draw:text-box>
        </draw:frame>
        <draw:frame draw:style-name="gr2" draw:text-style-name="P2" draw:layer="layout" svg:width="3.242cm" svg:height="0.962cm" svg:x="15.596cm" svg:y="6.742cm">
          <draw:text-box>
            <text:p text:style-name="P2">(5, 5, 5)</text:p>
          </draw:text-box>
        </draw:frame>
        <draw:frame draw:style-name="gr2" draw:text-style-name="P2" draw:layer="layout" svg:width="3.242cm" svg:height="0.962cm" svg:x="12.783cm" svg:y="11.225cm">
          <draw:text-box>
            <text:p text:style-name="P2">(0, 0, 0)</text:p>
          </draw:text-box>
        </draw:frame>
        <draw:frame draw:style-name="gr2" draw:text-style-name="P2" draw:layer="layout" svg:width="3.242cm" svg:height="0.962cm" svg:x="2.449cm" svg:y="11.286cm">
          <draw:text-box>
            <text:p text:style-name="P2">(0, 5, 7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11-24T09:28:59</meta:creation-date>
    <dc:date>2009-11-24T10:22:17</dc:date>
    <meta:editing-duration>PT00H53M19S</meta:editing-duration>
    <meta:editing-cycles>3</meta:editing-cycles>
    <meta:generator>OpenOffice.org/3.0$Unix OpenOffice.org_project/300m15$Build-9379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